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36cm" fo:min-width="6.82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701cm" fo:min-width="4.926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701cm" fo:min-width="4.92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36cm" fo:min-width="6.8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dash" draw:stroke-dash="Fine_20_Dashed" svg:stroke-width="0.035cm" svg:stroke-color="#000000" draw:marker-start-width="0.253cm" draw:marker-end-width="0.253cm" draw:textarea-horizontal-align="center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draw:stroke="none" draw:fill="none" fo:min-height="0.941cm"/>
    </style:style>
    <style:style style:name="gr9" style:family="graphic" style:parent-style-name="standard">
      <style:graphic-properties draw:stroke="none" draw:fill="none" fo:min-height="0.472cm"/>
    </style:style>
    <style:style style:name="gr10" style:family="graphic" style:parent-style-name="standard" style:list-style-name="L2">
      <style:graphic-properties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loext:graphic-properties draw:fill="none"/>
    </style:style>
    <style:style style:name="P6" style:family="paragraph">
      <loext:graphic-properties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8.17cm" svg:height="1.75cm" svg:x="5.9cm" svg:y="1.7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9cm" svg:height="3cm" svg:x="5.5cm" svg:y="4.2cm">
          <text:p text:style-name="P1"><text:span text:style-name="T1">Ввод</text:span></text:p>
          <text:p text:style-name="P1"><text:span text:style-name="T1">x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" draw:id="id3" draw:layer="layout" svg:width="8.99cm" svg:height="3cm" svg:x="5.51cm" svg:y="8cm">
          <text:p text:style-name="P1"><text:span text:style-name="T1">Вывод </text:span></text:p>
          <text:p text:style-name="P1"><text:span text:style-name="T2">f1(x) + f1(pow(x, 2)) + f2(x) + f2(x - 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4" draw:id="id4" draw:layer="layout" svg:width="8.15cm" svg:height="1.75cm" svg:x="5.95cm" svg:y="11.8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draw:type="line" svg:x1="9.985cm" svg:y1="3.5cm" svg:x2="10cm" svg:y2="4.2cm" draw:start-shape="id1" draw:start-glue-point="6" draw:end-shape="id2" draw:end-glue-point="0" svg:d="M9985 3500l15 700" svg:viewBox="0 0 16 701">
          <text:p/>
        </draw:connector>
        <draw:connector draw:style-name="gr5" draw:text-style-name="P1" draw:layer="layout" draw:type="line" svg:x1="10cm" svg:y1="7.2cm" svg:x2="10cm" svg:y2="7.964cm" draw:start-shape="id2" draw:start-glue-point="8" svg:d="M10000 7200v764" svg:viewBox="0 0 1 765">
          <text:p/>
        </draw:connector>
        <draw:connector draw:style-name="gr5" draw:text-style-name="P1" draw:layer="layout" draw:type="line" svg:x1="10.005cm" svg:y1="11cm" svg:x2="10.025cm" svg:y2="11.8cm" draw:start-shape="id3" draw:start-glue-point="8" draw:end-shape="id4" draw:end-glue-point="4" svg:d="M10005 11000l20 800" svg:viewBox="0 0 21 801">
          <text:p/>
        </draw:connector>
        <draw:line draw:style-name="gr6" draw:text-style-name="P3" draw:layer="layout" svg:x1="13.578cm" svg:y1="9.609cm" svg:x2="13.578cm" svg:y2="9.609cm">
          <text:p/>
        </draw:line>
        <draw:line draw:style-name="gr6" draw:text-style-name="P3" draw:layer="layout" svg:x1="13.6cm" svg:y1="9.609cm" svg:x2="13.6cm" svg:y2="9.609cm">
          <text:p/>
        </draw:line>
        <draw:connector draw:style-name="gr7" draw:text-style-name="P4" draw:layer="layout" draw:type="line" svg:x1="13.525cm" svg:y1="9.609cm" svg:x2="14.4cm" svg:y2="9.605cm" svg:d="M13525 9609l875-4" svg:viewBox="0 0 876 5">
          <text:p/>
        </draw:connector>
        <draw:frame draw:style-name="gr8" draw:text-style-name="P5" draw:layer="layout" svg:width="3.744cm" svg:height="1.191cm" svg:x="14.356cm" svg:y="9.809cm">
          <draw:text-box>
            <text:p><text:span text:style-name="T2">f2(x) = </text:span></text:p>
          </draw:text-box>
        </draw:frame>
        <draw:frame draw:style-name="gr9" draw:text-style-name="P5" draw:layer="layout" svg:width="3.344cm" svg:height="0.722cm" svg:x="14.356cm" svg:y="9.309cm">
          <draw:text-box>
            <text:p><text:span text:style-name="T2">f1(x) = x + 3,14</text:span></text:p>
          </draw:text-box>
        </draw:frame>
        <draw:line draw:style-name="gr10" draw:text-style-name="P6" draw:layer="layout" svg:x1="14.4cm" svg:y1="8.509cm" svg:x2="14.4cm" svg:y2="10.559cm">
          <text:p/>
        </draw:line>
        <draw:line draw:style-name="gr11" draw:text-style-name="P6" draw:layer="layout" svg:x1="14.424cm" svg:y1="10.539cm" svg:x2="14.924cm" svg:y2="10.539cm">
          <text:p/>
        </draw:line>
        <draw:line draw:style-name="gr12" draw:text-style-name="P6" draw:layer="layout" svg:x1="14.424cm" svg:y1="8.529cm" svg:x2="14.924cm" svg:y2="8.529cm">
          <text:p/>
        </draw:line>
        <draw:frame draw:style-name="gr8" draw:text-style-name="P5" draw:layer="layout" svg:width="5.1cm" svg:height="1.191cm" svg:x="14.321cm" svg:y="8.421cm">
          <draw:text-box>
            <text:p><text:span text:style-name="T2">Вычисление значения функций <text:s/></text:span></text:p>
          </draw:text-box>
        </draw:frame>
        <draw:frame draw:style-name="gr13" draw:text-style-name="P1" draw:layer="layout" svg:width="1.333cm" svg:height="0.572cm" svg:x="15.767cm" svg:y="9.9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1-26T12:26:48.911000000</dc:date>
    <meta:editing-duration>PT1H33M19S</meta:editing-duration>
    <meta:editing-cycles>8</meta:editing-cycles>
    <meta:generator>LibreOffice/6.1.1.2$Windows_X86_64 LibreOffice_project/5d19a1bfa650b796764388cd8b33a5af1f5baa1b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qrt>
      <mrow>
        <msup>
          <mi>x</mi>
          <mn>2</mn>
        </msup>
        <mo stretchy="false">+</mo>
        <mn>2</mn>
      </mrow>
    </msqrt>
    <annotation encoding="StarMath 5.0">sqrt{x^2 + 2} </annotation>
  </semantics>
</math>
</file>